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a391" officeooo:paragraph-rsid="001da391"/>
    </style:style>
    <style:style style:name="P2" style:family="paragraph" style:parent-style-name="Standard">
      <style:text-properties officeooo:rsid="001da391" officeooo:paragraph-rsid="001f54f1"/>
    </style:style>
    <style:style style:name="P3" style:family="paragraph" style:parent-style-name="Standard">
      <style:text-properties officeooo:rsid="001f54f1" officeooo:paragraph-rsid="001f54f1"/>
    </style:style>
    <style:style style:name="P4" style:family="paragraph" style:parent-style-name="Standard">
      <style:text-properties fo:font-weight="bold" officeooo:rsid="001da391" officeooo:paragraph-rsid="001da391" style:font-weight-asian="bold" style:font-weight-complex="bold"/>
    </style:style>
    <style:style style:name="P5" style:family="paragraph" style:parent-style-name="Standard">
      <style:text-properties fo:font-weight="bold" officeooo:rsid="002f9fba" officeooo:paragraph-rsid="002f9fba" style:font-weight-asian="bold" style:font-weight-complex="bold"/>
    </style:style>
    <style:style style:name="P6" style:family="paragraph" style:parent-style-name="Standard">
      <style:text-properties officeooo:rsid="00212235" officeooo:paragraph-rsid="00212235"/>
    </style:style>
    <style:style style:name="P7" style:family="paragraph" style:parent-style-name="Standard">
      <style:text-properties officeooo:rsid="00212235" officeooo:paragraph-rsid="002c77ac"/>
    </style:style>
    <style:style style:name="P8" style:family="paragraph" style:parent-style-name="Standard">
      <style:text-properties officeooo:rsid="00226bfe" officeooo:paragraph-rsid="00226bfe"/>
    </style:style>
    <style:style style:name="P9" style:family="paragraph" style:parent-style-name="Standard">
      <style:text-properties officeooo:rsid="00250d08" officeooo:paragraph-rsid="00250d08"/>
    </style:style>
    <style:style style:name="P10" style:family="paragraph" style:parent-style-name="Standard">
      <style:text-properties officeooo:rsid="0026d19c" officeooo:paragraph-rsid="0026d19c"/>
    </style:style>
    <style:style style:name="P11" style:family="paragraph" style:parent-style-name="Standard">
      <style:text-properties officeooo:rsid="00281fdb" officeooo:paragraph-rsid="00281fdb"/>
    </style:style>
    <style:style style:name="P12" style:family="paragraph" style:parent-style-name="Standard">
      <style:text-properties officeooo:rsid="0029c032" officeooo:paragraph-rsid="0029c032"/>
    </style:style>
    <style:style style:name="P13" style:family="paragraph" style:parent-style-name="Standard">
      <style:text-properties officeooo:rsid="002b9dbc" officeooo:paragraph-rsid="002b9dbc"/>
    </style:style>
    <style:style style:name="P14" style:family="paragraph" style:parent-style-name="Standard">
      <style:text-properties officeooo:rsid="002c77ac" officeooo:paragraph-rsid="002c77ac"/>
    </style:style>
    <style:style style:name="P15" style:family="paragraph" style:parent-style-name="Table_20_Contents">
      <style:text-properties officeooo:rsid="0029c032" officeooo:paragraph-rsid="0029c032"/>
    </style:style>
    <style:style style:name="P16" style:family="paragraph" style:parent-style-name="Table_20_Contents">
      <style:text-properties officeooo:rsid="002b9dbc" officeooo:paragraph-rsid="002b9dbc"/>
    </style:style>
    <style:style style:name="P17" style:family="paragraph" style:parent-style-name="Table_20_Contents">
      <style:text-properties officeooo:rsid="002c77ac" officeooo:paragraph-rsid="002c77ac"/>
    </style:style>
    <style:style style:name="P18" style:family="paragraph" style:parent-style-name="Table_20_Contents">
      <style:text-properties officeooo:rsid="0002c969" officeooo:paragraph-rsid="0029c032"/>
    </style:style>
    <style:style style:name="P19" style:family="paragraph" style:parent-style-name="Standard">
      <style:text-properties fo:font-weight="normal" officeooo:rsid="001f54f1" officeooo:paragraph-rsid="001f54f1" style:font-weight-asian="normal" style:font-weight-complex="normal"/>
    </style:style>
    <style:style style:name="P20" style:family="paragraph" style:parent-style-name="Standard">
      <style:text-properties officeooo:rsid="001da391" officeooo:paragraph-rsid="001da391"/>
    </style:style>
    <style:style style:name="P21" style:family="paragraph" style:parent-style-name="Standard">
      <style:text-properties officeooo:rsid="00319a72" officeooo:paragraph-rsid="001da391"/>
    </style:style>
    <style:style style:name="P22" style:family="paragraph" style:parent-style-name="Standard">
      <style:text-properties officeooo:rsid="00319a72" officeooo:paragraph-rsid="00319a72"/>
    </style:style>
    <style:style style:name="P23" style:family="paragraph" style:parent-style-name="Standard">
      <style:text-properties officeooo:paragraph-rsid="00319a72"/>
    </style:style>
    <style:style style:name="P24" style:family="paragraph" style:parent-style-name="Standard">
      <style:text-properties fo:font-weight="bold" officeooo:rsid="00212235" officeooo:paragraph-rsid="0021223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f54f1" style:font-weight-asian="bold" style:font-weight-complex="bold"/>
    </style:style>
    <style:style style:name="T3" style:family="text">
      <style:text-properties fo:font-weight="bold" officeooo:rsid="002db988" style:font-weight-asian="bold" style:font-weight-complex="bold"/>
    </style:style>
    <style:style style:name="T4" style:family="text">
      <style:text-properties officeooo:rsid="001dc117"/>
    </style:style>
    <style:style style:name="T5" style:family="text">
      <style:text-properties officeooo:rsid="001f54f1"/>
    </style:style>
    <style:style style:name="T6" style:family="text">
      <style:text-properties fo:font-weight="normal" style:font-weight-asian="normal" style:font-weight-complex="normal"/>
    </style:style>
    <style:style style:name="T7" style:family="text">
      <style:text-properties fo:font-weight="normal" officeooo:rsid="001fa73c" style:font-weight-asian="normal" style:font-weight-complex="normal"/>
    </style:style>
    <style:style style:name="T8" style:family="text">
      <style:text-properties fo:font-weight="normal" officeooo:rsid="00319a72" style:font-weight-asian="normal" style:font-weight-complex="normal"/>
    </style:style>
    <style:style style:name="T9" style:family="text">
      <style:text-properties officeooo:rsid="00236153"/>
    </style:style>
    <style:style style:name="T10" style:family="text">
      <style:text-properties officeooo:rsid="0002c969"/>
    </style:style>
    <style:style style:name="T11" style:family="text">
      <style:text-properties officeooo:rsid="002c77ac"/>
    </style:style>
    <style:style style:name="T12" style:family="text">
      <style:text-properties officeooo:rsid="002db988"/>
    </style:style>
    <style:style style:name="T13" style:family="text">
      <style:text-properties style:text-position="-33% 80%" fo:font-weight="normal" style:font-weight-asian="normal" style:font-weight-complex="normal"/>
    </style:style>
    <style:style style:name="T14" style:family="text">
      <style:text-properties officeooo:rsid="0033537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B ID: 107952</text:p>
      <text:p text:style-name="P5">Calibration and Validation of High Quality Low-Cost 3D</text:p>
      <text:p text:style-name="P5">Printed Pulse Oximeter</text:p>
      <text:p text:style-name="P5"/>
      <text:p text:style-name="P4">General</text:p>
      <text:p text:style-name="P1">1. This study has been tabled as the Board has major concerns with the risks to healthy participants due to the cannulation of the radial artery (not described) and dropping the blood oxygen down to 70%. Please comment on whether there will be a full ICU monitoring system in place, how the participant will be protected and whether the study is done during the normal shift of the ED physician. Additionally, please comment on whether there has been agreement with the ER to carry out this study and who will monitor the participant to let the physician know if something happens</text:p>
      <text:p text:style-name="P21"/>
      <text:p text:style-name="P2">a. <text:span text:style-name="T1">There will be a full intensive care monitoring system in place</text:span>. The study will be carried out in the <text:span text:style-name="T4">trauma bay of the</text:span> Emergency Department of the Victoria campus of London Health Sciences Centre.</text:p>
      <text:p text:style-name="P2"/>
      <text:p text:style-name="P2"><text:span text:style-name="T5">b. </text:span><text:span text:style-name="T2">Dr. Tarek Loubani, a licensed and experienced emergency physician, will be available exclusively for the trial participants.</text:span><text:span text:style-name="T5"> He will oversee all participants involved. Other emergency physicians may be called into the trauma bay if they are needed on an on-call basis as per the usual flow of the emergency department, however Dr. Loubani and the nursing team dedicated to the trauma bay would be able to handle any resuscitation situations at gold standard levels of practice.</text:span></text:p>
      <text:p text:style-name="P2"/>
      <text:p text:style-name="P3">c. <text:span text:style-name="T1">The participant will be protected by continuous intensive care monitoring of vital signs.</text:span><text:span text:style-name="T6"> The participant will be located in the highest acuity portion of the emergency department, the trauma bay. The participant will be watched continuously by Dr. Tarek Loubani for the entirety of her or his involvement and an observation period after the study. All monitoring will be done by Dr. Tarek Loubani.</text:span></text:p>
      <text:p text:style-name="P19"/>
      <text:p text:style-name="P3"><text:span text:style-name="T6">d. </text:span><text:span text:style-name="T1">This project is carried out with the full approval and agreement of the Division of Emergency Medicine.</text:span><text:span text:style-name="T6"> Dr. Tarek Loubani is a member of the Division of Emergency Medicine. Dr. Melanie Columbus is the research coordinator of the Division of Emergency Medicine, and oversees all research activity in the Division. Dr. Adam Dukelow (chair/chief of </text:span><text:span text:style-name="T7">Emergency Medicine) and Dr. Vico Dagnone (Site chief of Victoria Campus Emergency Department) are both aware and fully support this project.</text:span></text:p>
      <text:p text:style-name="P1"/>
      <text:p text:style-name="P22">e. <text:span text:style-name="T1">Regarding arterial cannulation.</text:span> This is a very safe and common procedure in the emergency room, very similar to taking blood through an intravenous. I have attached a review article and a slide show explainer of the procedure showcasing its safety and efficacy <text:span text:style-name="T14">as well as the procedure</text:span>.</text:p>
      <text:p text:style-name="P22"/>
      <text:p text:style-name="P22">f. <text:span text:style-name="T1">Regarding the need for desaturation.</text:span> This is also a very safe procedure, and is <text:span text:style-name="T1">recommended by the FDA</text:span><text:span text:style-name="T6"> for all pulse oximeters: “We recommend you follow Clause 201.12.1.101.2 and Annex EE.2 of ISO 80601-2-61:2011 </text:span><text:span text:style-name="Emphasis"><text:span text:style-name="T6">Procedure for invasive laboratory testing on healthy volunteers,</text:span></text:span><text:span text:style-name="T6"> or equivalent method to validate the SpO</text:span><text:span text:style-name="T13">2</text:span><text:span text:style-name="T6"> accuracy specifications of your pulse oximeter system by comparing each value from your system and a simultaneous value from co-oximetry of an arterial blood sample.”</text:span></text:p>
      <text:p text:style-name="P22"><text:span text:style-name="T6"/></text:p>
      <text:p text:style-name="P23"><text:span text:style-name="T8">Attached is section 4.1.1 of the guidance document “</text:span><text:span text:style-name="T6">Pulse Oximeters - Premarket Notification Submissions [510(k)s]: Guidance for Industry and Food and Drug Administration Staff”, </text:span><text:span text:style-name="T8">as well as the entire document. An online version may be found here: </text:span><text:soft-page-break/><text:span text:style-name="T8">http://www.fda.gov/MedicalDevices/DeviceRegulationandGuidance/GuidanceDocuments/ucm341718.htm#s4</text:span></text:p>
      <text:p text:style-name="P22"/>
      <text:p text:style-name="P1"/>
      <text:p text:style-name="P1">2. Please comment on any potential financial conflict of interest</text:p>
      <text:p text:style-name="P1">The <text:span text:style-name="T1">primary investigator (Tarek Loubani)</text:span> has no real or perceived financial conflicts of interest.</text:p>
      <text:p text:style-name="P1"><text:span text:style-name="T12">Research support staff</text:span> <text:span text:style-name="T1">Melanie Columbus, Kevin Wood and </text:span><text:span text:style-name="T3">Kristine Van Aarsen </text:span>have no real or perceived financial conflicts of interest.</text:p>
      <text:p text:style-name="P1"/>
      <text:p text:style-name="P1"/>
      <text:p text:style-name="P24">Western Protocol</text:p>
      <text:p text:style-name="P6">3. Section 1.4 indicates that this is not a student project but 1.3 indicates that funding is</text:p>
      <text:p text:style-name="P6">from a Summer Research Training Program for a research assistant medical student.</text:p>
      <text:p text:style-name="P6">Please clarify and comment on who will pay for human and material resources beyond</text:p>
      <text:p text:style-name="P6">the student</text:p>
      <text:p text:style-name="P6"/>
      <text:p text:style-name="P8">This project is by Dr. Tarek Loubani. <text:span text:style-name="T9">Three research assistants (two medical students and one engineering student) will help with data collection, clerical work, data entry, etc. One student has a stipend paid by the Summer Research Training Program of the medical school. The other two students are volunteers.</text:span></text:p>
      <text:p text:style-name="P8"/>
      <text:p text:style-name="P9"><text:span text:style-name="T12">All materials related to the study</text:span> will be paid for personally by Dr. Tarek Loubani. This project is not being funded in any way by pharmaceutical or medical devices companies. The end goal is to release the project’s results as open access hardware for wide use and dissemination.</text:p>
      <text:p text:style-name="P6"/>
      <text:p text:style-name="P6"/>
      <text:p text:style-name="P6">4. Section 2.3: Section 2.2 indicates that the software needed to make the prototype still</text:p>
      <text:p text:style-name="P6">needs to be designed and written. Please comment on who, where, what testing, whether</text:p>
      <text:p text:style-name="P6">this is open or closed source code and the maintenance for this</text:p>
      <text:p text:style-name="P6"/>
      <text:p text:style-name="P10">Source code and all material related to this project is and will remain open source. A current version of the software to power the pulse oximeter is here, and attached to the application. <text:span text:style-name="T12">It is currently ready for testing</text:span>:</text:p>
      <text:p text:style-name="P10"/>
      <text:p text:style-name="P10">https://github.com/GliaX/oximeter/blob/master/oximeter_code.ino</text:p>
      <text:p text:style-name="P6"/>
      <text:p text:style-name="P11">Dr. Hanan Anis, professor of engineering at University of Ottawa, will be responsible for the quality of the source code. The source code will be tested using the Arduino software. Maintenance will be carried out by Dr. Hanan Anis and Dr. Tarek Loubani after release of the final pulse oximeter in collaboration with the open source community as per the accepted norms of open source software collaboration.</text:p>
      <text:p text:style-name="P6"/>
      <text:p text:style-name="P6"/>
      <text:p text:style-name="P6">5. Section 2.6: Please indicate whether patients with pneumonia will be excluded</text:p>
      <text:p text:style-name="P6"/>
      <text:p text:style-name="P9">Patients with pneumonia or any other acute or chronic lung disease will be excluded from the first phase of the study.</text:p>
      <text:p text:style-name="P9"/>
      <text:p text:style-name="P6"/>
      <text:p text:style-name="P6"><text:soft-page-break/>6. Section 4.4 and 4.7: Please submit these to the REB once received. Please note that ethics</text:p>
      <text:p text:style-name="P6">approval will be withheld until the NCT# is received</text:p>
      <text:p text:style-name="P6"/>
      <text:p text:style-name="P11">Acknowledged.</text:p>
      <text:p text:style-name="P6"/>
      <text:p text:style-name="P6">7. Section 6.7: Please note that first patient contact should be made within the circle of care</text:p>
      <text:p text:style-name="P6"/>
      <text:p text:style-name="P12">This will be noted for Phase 2. Phase 1 consists of healthy volunteers. This has been modified in the resubmitted document as a tracked change.</text:p>
      <text:p text:style-name="P6"/>
      <text:p text:style-name="P6">8. Section 6.7: There are recruitment emails that are submitted to the REB for review.</text:p>
      <text:p text:style-name="P6">Please include this in this section and revise the confidentiality section accordingly</text:p>
      <text:p text:style-name="P6"/>
      <text:p text:style-name="P12">I believe this was intended to be Section 6.5. This has been ammended to read:</text:p>
      <text:p text:style-name="P18">Phase 1: By poster or via email</text:p>
      <text:p text:style-name="P15"><text:span text:style-name="T10">Phase 2: </text:span>In Person <text:span text:style-name="T10">in the Emergency Department. First patient contact will be within the circle of care</text:span></text:p>
      <text:p text:style-name="P6"/>
      <text:p text:style-name="P6">9. Section 7.17, 7.20: This contradicts section 7.1 and 7.2 which indicates that no personal</text:p>
      <text:p text:style-name="P6">identifiers are being collected. Please clarify</text:p>
      <text:p text:style-name="P13"/>
      <text:p text:style-name="P13">No personal identifiers are collected from participants or patients, such as name, identification number, etc. Each patient will be assigned a unique serial number that is randomly assigned so that the patient’s data can be tracked during data entry and analyzed at a later time. After data entry and validation, the original data collection material will be destroyed.</text:p>
      <text:p text:style-name="P13"/>
      <text:p text:style-name="P13">Section 7.17 has been rewritten as follows:</text:p>
      <text:p text:style-name="P16">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Data will be coded with unique identifiers<text:span text:style-name="T10">serial numbers to facilitate data entry and validation. The serial number will in no way identify the patient</text:span>.</text:p>
      <text:p text:style-name="P16"/>
      <text:p text:style-name="P16">Section 7.20 <text:span text:style-name="T11">has been rewritten as follows:</text:span></text:p>
      <text:p text:style-name="P17">Data will be coded with unique identifiersserial numbers to track data entry and validation.and the master list containing any identifiers will be stored separately from the collected data. After the relevant information is collected from the participant and recorded in a secure password protected databaseexcel spreadsheet, and data validation is complete, the original data collection form will be destroyed.</text:p>
      <text:p text:style-name="P7"/>
      <text:p text:style-name="P6">Letter of Information (phase 1)</text:p>
      <text:p text:style-name="P14">All items noted below have been incorporated</text:p>
      <text:p text:style-name="P14"/>
      <text:p text:style-name="P6">10. Page 1: Please explain arterial catheter in lay terms</text:p>
      <text:p text:style-name="P6"><text:soft-page-break/>11. Page 1: “Two cubic centimetres of blood will be drawn for...” Please quantify this using</text:p>
      <text:p text:style-name="P6">ml or tsp/Tbsp</text:p>
      <text:p text:style-name="P6">12. The device is called “high quality”. Please re-word this as this is coercive</text:p>
      <text:p text:style-name="P6">13. Please explain external catheter, calibration and validation in lay terms</text:p>
      <text:p text:style-name="P6">14. Please include information as to how blood pressure and heart rate will be monitored</text:p>
      <text:p text:style-name="P6">during the testing</text:p>
      <text:p text:style-name="P6">15. Please indicate whether the participant can withdraw their data if they withdraw consent</text:p>
      <text:p text:style-name="P6">16. Please include information on what will occur if there is a research related injury</text:p>
      <text:p text:style-name="P6">17. Please include the risks of the arterial line ex. pain, thrombosis, hemorrhage etc.</text:p>
      <text:p text:style-name="P6"/>
      <text:p text:style-name="P6">Letter of Information (phase 2)</text:p>
      <text:p text:style-name="P14">All items noted below have been incorporated</text:p>
      <text:p text:style-name="P7"/>
      <text:p text:style-name="P7">18. Please indicate whether the participant can withdraw their data if they withdraw consent</text:p>
      <text:p text:style-name="P6">19. The device is called “high quality”. Please re-word this as this is coerc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2:23:56.247906502</meta:creation-date>
    <dc:date>2016-05-04T05:13:10.387670047</dc:date>
    <meta:editing-duration>PT1H8M21S</meta:editing-duration>
    <meta:editing-cycles>10</meta:editing-cycles>
    <meta:generator>LibreOffice/5.1.2.2$Linux_X86_64 LibreOffice_project/10m0$Build-2</meta:generator>
    <meta:document-statistic meta:table-count="0" meta:image-count="0" meta:object-count="0" meta:page-count="4" meta:paragraph-count="63" meta:word-count="1443" meta:character-count="9007" meta:non-whitespace-character-count="7627"/>
  </office:meta>
</office:document-meta>
</file>